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ru" fo:country="RU" fo:font-style="normal" fo:font-weight="bold" officeooo:rsid="0079b35f" officeooo:paragraph-rsid="0079b35f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79b35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7af574" officeooo:paragraph-rsid="0079b35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79b35f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7af574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7af574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S:</text:p>
      <text:list xml:id="list775240938" text:style-name="L1">
        <text:list-item>
          <text:p text:style-name="P2"><text:span text:style-name="T1">прежде всего cors — это </text:span><text:span text:style-name="T2">способ обхода «</text:span><text:span text:style-name="T3">same</text:span><text:span text:style-name="T2"> </text:span><text:span text:style-name="T3">origin</text:span><text:span text:style-name="T2"> </text:span><text:span text:style-name="T3">policy</text:span><text:span text:style-name="T2">»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5-19T00:01:09.816132311</dc:date>
    <meta:editing-duration>PT6H42M47S</meta:editing-duration>
    <meta:editing-cycles>7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1" meta:character-count="64" meta:non-whitespace-character-count="55"/>
  </office:meta>
</office:document-meta>
</file>